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9792in"/>
    </style:style>
    <style:style style:name="Table1.C" style:family="table-column">
      <style:table-column-properties style:column-width="2.6771in"/>
    </style:style>
    <style:style style:name="Table1.D" style:family="table-column">
      <style:table-column-properties style:column-width="0.7813in"/>
    </style:style>
    <style:style style:name="Table1.A1" style:family="table-cell">
      <style:table-cell-properties style:vertical-align="top" fo:padding="0.0694in" fo:border="1pt solid #000000"/>
    </style:style>
    <style:style style:name="Table5" style:family="table">
      <style:table-properties style:width="6.5in" fo:margin-left="0in" table:align="left" style:writing-mode="lr-tb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1.9792in"/>
    </style:style>
    <style:style style:name="Table5.C" style:family="table-column">
      <style:table-column-properties style:column-width="2.6771in"/>
    </style:style>
    <style:style style:name="Table5.D" style:family="table-column">
      <style:table-column-properties style:column-width="0.7813in"/>
    </style:style>
    <style:style style:name="Table5.A1" style:family="table-cell">
      <style:table-cell-properties style:vertical-align="top" fo:padding="0.0694in" fo:border="1pt solid #000000"/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9792in"/>
    </style:style>
    <style:style style:name="Table3.C" style:family="table-column">
      <style:table-column-properties style:column-width="2.6771in"/>
    </style:style>
    <style:style style:name="Table3.D" style:family="table-column">
      <style:table-column-properties style:column-width="0.7813in"/>
    </style:style>
    <style:style style:name="Table3.A1" style:family="table-cell">
      <style:table-cell-properties style:vertical-align="top" fo:padding="0.0694in" fo:border="1pt solid #000000"/>
    </style:style>
    <style:style style:name="Table9" style:family="table">
      <style:table-properties style:width="6.5in" fo:margin-left="0in" table:align="left" style:writing-mode="lr-tb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9792in"/>
    </style:style>
    <style:style style:name="Table9.C" style:family="table-column">
      <style:table-column-properties style:column-width="2.6771in"/>
    </style:style>
    <style:style style:name="Table9.D" style:family="table-column">
      <style:table-column-properties style:column-width="0.7813in"/>
    </style:style>
    <style:style style:name="Table9.A1" style:family="table-cell">
      <style:table-cell-properties style:vertical-align="top" fo:padding="0.0694in" fo:border="1pt solid #000000"/>
    </style:style>
    <style:style style:name="Table4" style:family="table">
      <style:table-properties style:width="6.5in" fo:margin-left="0in" fo:break-before="auto" fo:break-after="auto" table:align="left" style:writing-mode="lr-tb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9792in"/>
    </style:style>
    <style:style style:name="Table4.C" style:family="table-column">
      <style:table-column-properties style:column-width="2.6771in"/>
    </style:style>
    <style:style style:name="Table4.D" style:family="table-column">
      <style:table-column-properties style:column-width="0.7813in"/>
    </style:style>
    <style:style style:name="Table4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9792in"/>
    </style:style>
    <style:style style:name="Table2.C" style:family="table-column">
      <style:table-column-properties style:column-width="2.6771in"/>
    </style:style>
    <style:style style:name="Table2.D" style:family="table-column">
      <style:table-column-properties style:column-width="0.7813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1c6b68" officeooo:paragraph-rsid="001c6b68"/>
    </style:style>
    <style:style style:name="P2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14b86" officeooo:paragraph-rsid="00214b86"/>
    </style:style>
    <style:style style:name="P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41094" officeooo:paragraph-rsid="00241094"/>
    </style:style>
    <style:style style:name="P4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4c20d" officeooo:paragraph-rsid="0024c20d"/>
    </style:style>
    <style:style style:name="P5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7ce81" officeooo:paragraph-rsid="0027ce81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90f3d"/>
    </style:style>
    <style:style style:name="P7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aa73b"/>
    </style:style>
    <style:style style:name="P8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310b32" officeooo:paragraph-rsid="00310b32"/>
    </style:style>
    <style:style style:name="P9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355ac9" officeooo:paragraph-rsid="00355ac9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1c6b68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241094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2b6cd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34aa9c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355ac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officeooo:paragraph-rsid="00374e22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214be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4aa9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55ac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74e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1c6b6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4aa9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55ac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officeooo:paragraph-rsid="00374e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9ec76" officeooo:paragraph-rsid="0024109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560f6" officeooo:paragraph-rsid="002560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34aa9c" officeooo:paragraph-rsid="0034aa9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c6b68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241094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34aa9c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355ac9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374e22"/>
    </style:style>
    <style:style style:name="P3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1c6b68" officeooo:paragraph-rsid="001c6b68"/>
    </style:style>
    <style:style style:name="P3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/>
    </style:style>
    <style:style style:name="P3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paragraph-rsid="003480de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language="pt" fo:country="BR" officeooo:paragraph-rsid="002b6cd7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language="pt" fo:country="BR" officeooo:paragraph-rsid="003480de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language="pt" fo:country="BR" officeooo:paragraph-rsid="00355ac9"/>
    </style:style>
    <style:style style:name="P3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1ff02a" officeooo:paragraph-rsid="001ff02a"/>
    </style:style>
    <style:style style:name="P3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1ff02a" officeooo:paragraph-rsid="00355ac9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language="pt" fo:country="BR" officeooo:rsid="00230428" officeooo:paragraph-rsid="00230428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language="pt" fo:country="BR" fo:font-weight="normal" officeooo:rsid="001e4928" style:font-weight-asian="normal" style:font-weight-complex="normal"/>
    </style:style>
    <style:style style:name="P4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241094" officeooo:paragraph-rsid="00241094"/>
    </style:style>
    <style:style style:name="P4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26dee3" officeooo:paragraph-rsid="0026dee3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language="pt" fo:country="BR" officeooo:rsid="00281d73" officeooo:paragraph-rsid="00281d73"/>
    </style:style>
    <style:style style:name="P4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2b6cd7" officeooo:paragraph-rsid="002b6cd7"/>
    </style:style>
    <style:style style:name="P4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 officeooo:rsid="002f0ef7" officeooo:paragraph-rsid="002f0ef7"/>
    </style:style>
    <style:style style:name="P47" style:family="paragraph" style:parent-style-name="Title">
      <style:paragraph-properties fo:line-height="115%" fo:text-align="justify" style:justify-single-word="false" fo:keep-together="always" fo:break-before="auto" fo:break-after="auto" fo:keep-with-next="always" style:writing-mode="lr-tb"/>
      <style:text-properties fo:language="pt" fo:country="BR"/>
    </style:style>
    <style:style style:name="P48" style:family="paragraph" style:parent-style-name="Title">
      <style:paragraph-properties fo:line-height="115%" fo:keep-together="always" fo:break-before="auto" fo:break-after="auto" fo:keep-with-next="always" style:writing-mode="lr-tb"/>
      <style:text-properties fo:language="pt" fo:country="BR"/>
    </style:style>
    <style:style style:name="P49" style:family="paragraph" style:parent-style-name="Title">
      <style:paragraph-properties fo:line-height="115%" fo:text-align="justify" style:justify-single-word="false" style:writing-mode="lr-tb"/>
      <style:text-properties fo:language="pt" fo:country="BR" officeooo:paragraph-rsid="001854ae"/>
    </style:style>
    <style:style style:name="P50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281d73" officeooo:paragraph-rsid="00281d73"/>
    </style:style>
    <style:style style:name="P51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281d73" officeooo:paragraph-rsid="002aa73b"/>
    </style:style>
    <style:style style:name="P52" style:family="paragraph" style:parent-style-name="Heading_20_3">
      <style:text-properties officeooo:paragraph-rsid="00355ac9"/>
    </style:style>
    <style:style style:name="P53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P54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355ac9"/>
    </style:style>
    <style:style style:name="P55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14b86"/>
    </style:style>
    <style:style style:name="P56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14be3"/>
    </style:style>
    <style:style style:name="P57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30428"/>
    </style:style>
    <style:style style:name="P58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aa73b"/>
    </style:style>
    <style:style style:name="P59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b6cd7"/>
    </style:style>
    <style:style style:name="P60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P61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355ac9"/>
    </style:style>
    <style:style style:name="P62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1c6b68"/>
    </style:style>
    <style:style style:name="P63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41094"/>
    </style:style>
    <style:style style:name="P64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14be3"/>
    </style:style>
    <style:style style:name="P65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30428"/>
    </style:style>
    <style:style style:name="P66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aa73b"/>
    </style:style>
    <style:style style:name="P67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310b32"/>
    </style:style>
    <style:style style:name="P6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d646d"/>
    </style:style>
    <style:style style:name="P69" style:family="paragraph" style:parent-style-name="Standard" style:list-style-name="LS4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230428"/>
    </style:style>
    <style:style style:name="P70" style:family="paragraph" style:parent-style-name="Standard" style:list-style-name="LS6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paragraph-rsid="00355ac9"/>
    </style:style>
    <style:style style:name="P71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1e4928" officeooo:paragraph-rsid="001e4928"/>
    </style:style>
    <style:style style:name="P72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7ce81" officeooo:paragraph-rsid="00281d73"/>
    </style:style>
    <style:style style:name="P7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7ce81" officeooo:paragraph-rsid="00374e22"/>
    </style:style>
    <style:style style:name="P74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7ce81" officeooo:paragraph-rsid="0027ce81"/>
    </style:style>
    <style:style style:name="P75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language="pt" fo:country="BR" officeooo:rsid="0027ce81" officeooo:paragraph-rsid="00281d73"/>
    </style:style>
    <style:style style:name="P76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language="pt" fo:country="BR" officeooo:rsid="0027ce81" officeooo:paragraph-rsid="002aa73b"/>
    </style:style>
    <style:style style:name="P77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language="pt" fo:country="BR" officeooo:rsid="0027ce81" officeooo:paragraph-rsid="002d646d"/>
    </style:style>
    <style:style style:name="P78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14b86" officeooo:paragraph-rsid="0035bd8c"/>
    </style:style>
    <style:style style:name="P79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14b86" officeooo:paragraph-rsid="00355ac9"/>
    </style:style>
    <style:style style:name="P80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14b86" officeooo:paragraph-rsid="00214b86"/>
    </style:style>
    <style:style style:name="P81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30428" officeooo:paragraph-rsid="00230428"/>
    </style:style>
    <style:style style:name="P82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41094" officeooo:paragraph-rsid="00241094"/>
    </style:style>
    <style:style style:name="P83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560f6" officeooo:paragraph-rsid="00241094"/>
    </style:style>
    <style:style style:name="P84" style:family="paragraph" style:parent-style-name="Standard" style:list-style-name="LS6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32738d" officeooo:paragraph-rsid="003480de"/>
    </style:style>
    <style:style style:name="P85" style:family="paragraph" style:parent-style-name="Standard" style:list-style-name="LS6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32738d" officeooo:paragraph-rsid="0032738d"/>
    </style:style>
    <style:style style:name="P86" style:family="paragraph" style:parent-style-name="Standard" style:list-style-name="LS4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90f3d"/>
    </style:style>
    <style:style style:name="P87" style:family="paragraph" style:parent-style-name="Standard" style:list-style-name="LS4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aa73b"/>
    </style:style>
    <style:style style:name="P88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90f3d"/>
    </style:style>
    <style:style style:name="P89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90f3d" officeooo:paragraph-rsid="002aa73b"/>
    </style:style>
    <style:style style:name="P90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2d646d" officeooo:paragraph-rsid="002d646d"/>
    </style:style>
    <style:style style:name="P91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  <style:text-properties fo:language="pt" fo:country="BR" officeooo:rsid="00310b32" officeooo:paragraph-rsid="00310b32"/>
    </style:style>
    <style:style style:name="P92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1e4928" officeooo:paragraph-rsid="0019ec76"/>
    </style:style>
    <style:style style:name="P93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14b86" officeooo:paragraph-rsid="00355ac9"/>
    </style:style>
    <style:style style:name="P94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14b86" officeooo:paragraph-rsid="001c6b68"/>
    </style:style>
    <style:style style:name="P95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560f6" officeooo:paragraph-rsid="002560f6"/>
    </style:style>
    <style:style style:name="P96" style:family="paragraph" style:parent-style-name="Standard" style:list-style-name="LS6">
      <style:paragraph-properties fo:margin-top="0in" fo:margin-bottom="0in" style:contextual-spacing="false" fo:line-height="115%" style:writing-mode="lr-tb"/>
      <style:text-properties fo:language="pt" fo:country="BR" officeooo:rsid="0032738d" officeooo:paragraph-rsid="00355ac9"/>
    </style:style>
    <style:style style:name="P97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7ce81" officeooo:paragraph-rsid="0027ce81"/>
    </style:style>
    <style:style style:name="P98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language="pt" fo:country="BR" officeooo:rsid="0027ce81" officeooo:paragraph-rsid="002aa73b"/>
    </style:style>
    <style:style style:name="P99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90f3d" officeooo:paragraph-rsid="00290f3d"/>
    </style:style>
    <style:style style:name="P100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290f3d" officeooo:paragraph-rsid="002aa73b"/>
    </style:style>
    <style:style style:name="P101" style:family="paragraph" style:parent-style-name="Standard" style:list-style-name="LS5">
      <style:paragraph-properties fo:margin-top="0in" fo:margin-bottom="0in" style:contextual-spacing="false" fo:line-height="115%" style:writing-mode="lr-tb"/>
      <style:text-properties fo:language="pt" fo:country="BR" officeooo:rsid="00310b32" officeooo:paragraph-rsid="00310b32"/>
    </style:style>
    <style:style style:name="P102" style:family="paragraph" style:parent-style-name="Standard">
      <style:paragraph-properties fo:margin-top="0in" fo:margin-bottom="0in" style:contextual-spacing="false" fo:line-height="115%" style:writing-mode="lr-tb"/>
      <style:text-properties fo:language="pt" fo:country="BR" officeooo:rsid="00310b32" officeooo:paragraph-rsid="00355ac9"/>
    </style:style>
    <style:style style:name="P103" style:family="paragraph" style:parent-style-name="Standard">
      <style:paragraph-properties fo:line-height="115%" fo:break-before="auto" fo:break-after="auto" style:writing-mode="lr-tb"/>
      <style:text-properties fo:language="pt" fo:country="BR" officeooo:rsid="001e4928" officeooo:paragraph-rsid="00374e22"/>
    </style:style>
    <style:style style:name="P104" style:family="paragraph" style:parent-style-name="Standard" style:list-style-name="L1">
      <style:paragraph-properties fo:line-height="115%" style:writing-mode="lr-tb"/>
      <style:text-properties fo:language="pt" fo:country="BR" officeooo:rsid="00374e22" officeooo:paragraph-rsid="00374e22"/>
    </style:style>
    <style:style style:name="P105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1abbb8" officeooo:paragraph-rsid="001abbb8"/>
    </style:style>
    <style:style style:name="P106" style:family="paragraph" style:parent-style-name="Standard">
      <style:paragraph-properties fo:line-height="115%" fo:text-align="justify" style:justify-single-word="false" style:writing-mode="lr-tb"/>
      <style:text-properties fo:language="pt" fo:country="BR" officeooo:rsid="001abbb8" officeooo:paragraph-rsid="003480de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560f6" officeooo:paragraph-rsid="0024109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8" style:family="paragraph" style:parent-style-name="Heading_20_1">
      <style:paragraph-properties fo:line-height="115%" fo:break-before="auto" fo:break-after="auto" style:writing-mode="lr-tb"/>
      <style:text-properties fo:language="pt" fo:country="BR"/>
    </style:style>
    <style:style style:name="P109" style:family="paragraph" style:parent-style-name="Heading_20_1"/>
    <style:style style:name="P110" style:family="paragraph" style:parent-style-name="Heading_20_2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language="pt" fo:country="BR"/>
    </style:style>
    <style:style style:name="P111" style:family="paragraph" style:parent-style-name="Heading_20_2">
      <style:paragraph-properties fo:margin-top="0.139in" fo:margin-bottom="0in" style:contextual-spacing="false" fo:line-height="115%" fo:break-before="auto" fo:break-after="auto" style:writing-mode="lr-tb"/>
      <style:text-properties fo:language="pt" fo:country="BR" officeooo:paragraph-rsid="002aa73b"/>
    </style:style>
    <style:style style:name="P112" style:family="paragraph" style:parent-style-name="Heading_20_2">
      <style:paragraph-properties fo:margin-top="0.139in" fo:margin-bottom="0in" style:contextual-spacing="false" fo:line-height="115%" style:writing-mode="lr-tb"/>
      <style:text-properties fo:language="pt" fo:country="BR" officeooo:paragraph-rsid="00374e22"/>
    </style:style>
    <style:style style:name="P113" style:family="paragraph" style:parent-style-name="Heading_20_2">
      <style:paragraph-properties fo:margin-top="0.139in" fo:margin-bottom="0in" style:contextual-spacing="false" fo:line-height="115%" style:writing-mode="lr-tb"/>
      <style:text-properties fo:language="pt" fo:country="BR" officeooo:paragraph-rsid="00281d73"/>
    </style:style>
    <style:style style:name="P114" style:family="paragraph" style:parent-style-name="Heading_20_2">
      <style:paragraph-properties fo:margin-top="0.139in" fo:margin-bottom="0in" style:contextual-spacing="false" fo:line-height="115%" style:writing-mode="lr-tb"/>
      <style:text-properties fo:language="pt" fo:country="BR" officeooo:paragraph-rsid="002b6cd7"/>
    </style:style>
    <style:style style:name="P115" style:family="paragraph" style:parent-style-name="Heading_20_2">
      <style:paragraph-properties fo:margin-top="0.139in" fo:margin-bottom="0in" style:contextual-spacing="false" fo:line-height="115%" style:writing-mode="lr-tb"/>
      <style:text-properties fo:language="pt" fo:country="BR" officeooo:paragraph-rsid="002f0ef7"/>
    </style:style>
    <style:style style:name="P116" style:family="paragraph" style:parent-style-name="Heading_20_2">
      <style:paragraph-properties fo:margin-top="0.139in" fo:margin-bottom="0in" style:contextual-spacing="false" fo:line-height="115%" style:writing-mode="lr-tb"/>
      <style:text-properties officeooo:paragraph-rsid="0026dee3"/>
    </style:style>
    <style:style style:name="P117" style:family="paragraph" style:parent-style-name="Heading_20_2"/>
    <style:style style:name="P118" style:family="paragraph" style:parent-style-name="Heading_20_2">
      <style:paragraph-properties fo:line-height="115%" fo:text-align="justify" style:justify-single-word="false" fo:break-before="auto" fo:break-after="auto" style:writing-mode="lr-tb"/>
      <style:text-properties fo:language="pt" fo:country="BR" officeooo:paragraph-rsid="001abbb8"/>
    </style:style>
    <style:style style:name="P119" style:family="paragraph" style:parent-style-name="Heading_20_2">
      <style:paragraph-properties fo:line-height="115%" fo:text-align="justify" style:justify-single-word="false" fo:break-before="auto" fo:break-after="auto" style:writing-mode="lr-tb"/>
      <style:text-properties fo:language="pt" fo:country="BR" officeooo:rsid="00257575" officeooo:paragraph-rsid="00257575"/>
    </style:style>
    <style:style style:name="P120" style:family="paragraph" style:parent-style-name="Heading_20_2">
      <style:paragraph-properties fo:line-height="115%" fo:text-align="justify" style:justify-single-word="false" fo:break-before="auto" fo:break-after="auto" style:writing-mode="lr-tb"/>
      <style:text-properties fo:language="pt" fo:country="BR" officeooo:rsid="00257575" officeooo:paragraph-rsid="003480de"/>
    </style:style>
    <style:style style:name="P121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/>
    </style:style>
    <style:style style:name="P122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355ac9"/>
    </style:style>
    <style:style style:name="P123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1c6b68"/>
    </style:style>
    <style:style style:name="P124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241094"/>
    </style:style>
    <style:style style:name="P125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214be3"/>
    </style:style>
    <style:style style:name="P126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230428"/>
    </style:style>
    <style:style style:name="P127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2aa73b"/>
    </style:style>
    <style:style style:name="P128" style:family="paragraph" style:parent-style-name="Heading_20_3">
      <style:paragraph-properties fo:margin-top="0.111in" fo:margin-bottom="0in" style:contextual-spacing="false" fo:line-height="115%" fo:text-align="justify" style:justify-single-word="false" fo:keep-together="always" fo:break-before="auto" fo:break-after="auto" fo:keep-with-next="always" style:writing-mode="lr-tb"/>
      <style:text-properties fo:language="pt" fo:country="BR" officeooo:paragraph-rsid="002b6cd7"/>
    </style:style>
    <style:style style:name="P129" style:family="paragraph" style:parent-style-name="Heading_20_3"/>
    <style:style style:name="P130" style:family="paragraph" style:parent-style-name="Title" style:master-page-name="Standard">
      <style:paragraph-properties fo:line-height="115%" fo:text-align="justify" style:justify-single-word="false" fo:keep-together="always" style:page-number="auto" fo:break-before="auto" fo:break-after="auto" fo:keep-with-next="always" style:writing-mode="lr-tb"/>
      <style:text-properties fo:language="pt" fo:country="BR" officeooo:paragraph-rsid="001854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738d" style:font-weight-asian="bold" style:font-weight-complex="bold"/>
    </style:style>
    <style:style style:name="T3" style:family="text">
      <style:text-properties fo:font-weight="bold" officeooo:rsid="0032c61e" style:font-weight-asian="bold" style:font-weight-complex="bold"/>
    </style:style>
    <style:style style:name="T4" style:family="text">
      <style:text-properties fo:font-weight="bold" officeooo:rsid="00355ac9" style:font-weight-asian="bold" style:font-weight-complex="bold"/>
    </style:style>
    <style:style style:name="T5" style:family="text">
      <style:text-properties fo:font-weight="bold" officeooo:rsid="0035bd8c" style:font-weight-asian="bold" style:font-weight-complex="bold"/>
    </style:style>
    <style:style style:name="T6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9ec7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14be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2560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3480d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35bd8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374e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434343" fo:font-weight="bold" style:font-weight-asian="bold" style:font-weight-complex="bold"/>
    </style:style>
    <style:style style:name="T13" style:family="text">
      <style:text-properties officeooo:rsid="001854ae"/>
    </style:style>
    <style:style style:name="T14" style:family="text">
      <style:text-properties officeooo:rsid="0019ec76"/>
    </style:style>
    <style:style style:name="T15" style:family="text">
      <style:text-properties officeooo:rsid="001abbb8"/>
    </style:style>
    <style:style style:name="T16" style:family="text">
      <style:text-properties officeooo:rsid="001c6b68"/>
    </style:style>
    <style:style style:name="T17" style:family="text">
      <style:text-properties fo:language="pt" fo:country="BR"/>
    </style:style>
    <style:style style:name="T18" style:family="text">
      <style:text-properties fo:language="pt" fo:country="BR" officeooo:rsid="001854ae"/>
    </style:style>
    <style:style style:name="T19" style:family="text">
      <style:text-properties fo:language="pt" fo:country="BR" officeooo:rsid="0026dee3"/>
    </style:style>
    <style:style style:name="T20" style:family="text">
      <style:text-properties fo:language="pt" fo:country="BR" officeooo:rsid="00241094"/>
    </style:style>
    <style:style style:name="T21" style:family="text">
      <style:text-properties fo:language="pt" fo:country="BR" officeooo:rsid="003afddc"/>
    </style:style>
    <style:style style:name="T22" style:family="text">
      <style:text-properties officeooo:rsid="001e4928"/>
    </style:style>
    <style:style style:name="T23" style:family="text">
      <style:text-properties officeooo:rsid="00214b86"/>
    </style:style>
    <style:style style:name="T24" style:family="text">
      <style:text-properties officeooo:rsid="00214be3"/>
    </style:style>
    <style:style style:name="T25" style:family="text">
      <style:text-properties officeooo:rsid="00241094"/>
    </style:style>
    <style:style style:name="T26" style:family="text">
      <style:text-properties officeooo:rsid="00257575"/>
    </style:style>
    <style:style style:name="T27" style:family="text">
      <style:text-properties officeooo:rsid="0026dee3"/>
    </style:style>
    <style:style style:name="T28" style:family="text">
      <style:text-properties officeooo:rsid="0027ce81"/>
    </style:style>
    <style:style style:name="T29" style:family="text">
      <style:text-properties officeooo:rsid="00281d73"/>
    </style:style>
    <style:style style:name="T30" style:family="text">
      <style:text-properties officeooo:rsid="00290f3d"/>
    </style:style>
    <style:style style:name="T31" style:family="text">
      <style:text-properties officeooo:rsid="002aa73b"/>
    </style:style>
    <style:style style:name="T32" style:family="text">
      <style:text-properties officeooo:rsid="002b6cd7"/>
    </style:style>
    <style:style style:name="T33" style:family="text">
      <style:text-properties officeooo:rsid="002d646d"/>
    </style:style>
    <style:style style:name="T34" style:family="text">
      <style:text-properties officeooo:rsid="002f0ef7"/>
    </style:style>
    <style:style style:name="T35" style:family="text">
      <style:text-properties officeooo:rsid="00310b32"/>
    </style:style>
    <style:style style:name="T36" style:family="text">
      <style:text-properties officeooo:rsid="0032738d"/>
    </style:style>
    <style:style style:name="T37" style:family="text">
      <style:text-properties officeooo:rsid="003480de"/>
    </style:style>
    <style:style style:name="T38" style:family="text">
      <style:text-properties officeooo:rsid="00355ac9"/>
    </style:style>
    <style:style style:name="T39" style:family="text">
      <style:text-properties officeooo:rsid="0035bd8c"/>
    </style:style>
    <style:style style:name="T40" style:family="text">
      <style:text-properties officeooo:rsid="00386c28"/>
    </style:style>
    <style:style style:name="T41" style:family="text">
      <style:text-properties officeooo:rsid="003afddc"/>
    </style:style>
    <style:style style:name="T42" style:family="text">
      <style:text-properties officeooo:rsid="003b66ef"/>
    </style:style>
    <style:style style:name="T43" style:family="text">
      <style:text-properties officeooo:rsid="003bb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<text:bookmark text:name="h.gjdgxs"/>Fábrica de Software</text:p>
      <text:p text:style-name="P49">Instituto de Informática (UFG)</text:p>
      <text:p text:style-name="P47"/>
      <text:p text:style-name="P48"><text:bookmark text:name="h.8jxux6wrqycf"/>Requisito de Software - <text:span text:style-name="T13">Projeto PartiuUFG</text:span></text:p>
      <text:h text:style-name="P108" text:outline-level="10"><text:bookmark text:name="h.f2rz6mufb6ww"/>Casos de Uso</text:h>
      <text:h text:style-name="P110" text:outline-level="10"><text:span text:style-name="T13">PUFG</text:span>-Uso-<text:span text:style-name="T16">CLOCCUFG</text:span> – <text:span text:style-name="T16">Conhecer as linhas de ônibus de cada campus da UFG</text:span></text:h>
      <text:h text:style-name="P121" text:outline-level="10"><text:bookmark text:name="h.rkkotaw10u2"/>Descrição</text:h>
      <text:p text:style-name="P32">Um cidadão, ao querer se deslocar para algum campus da UFG, precisa saber quais são os possíveis ônibus que ele poderia pegar para chegar até lá. Sendo assim, <text:span text:style-name="T40">deve ser possível </text:span>obter uma lista dos ônibus que permitem chegar até um determinado campus <text:span text:style-name="T40">da UFG</text:span>.</text:p>
      <text:h text:style-name="P121" text:outline-level="10"><text:bookmark text:name="h.mej6wjyvcf7i"/>Requisitos de Qualidade</text:h>
      <text:p text:style-name="P1">Não se aplica.</text:p>
      <text:h text:style-name="P121" text:outline-level="10"><text:bookmark text:name="h.yg4l2nda6awo"/>Fontes de Requisitos</text:h>
      <text:list xml:id="list8497306512567253320" text:style-name="LS2">
        <text:list-item>
          <text:p text:style-name="P53"><text:span text:style-name="T16">Marcelo Quinta, cidadão</text:span>.</text:p>
        </text:list-item>
      </text:list>
      <text:h text:style-name="P121" text:outline-level="10"><text:bookmark text:name="h.bgmqrkp812az"/>Atores, Interesses e Frequência de Uso</text:h>
      <text:list xml:id="list4726080574776059197" text:style-name="LS3">
        <text:list-item>
          <text:p text:style-name="P60"><text:span text:style-name="T16">Cidadão</text:span>: Tem interesse em <text:span text:style-name="T16">saber quais são os ônibus que dão acesso a um determinado campus da UFG</text:span> para <text:span text:style-name="T16">saber como chegar até esse campus</text:span>. <text:span text:style-name="T1">Frequência de uso típica</text:span>: <text:span text:style-name="T23">diária</text:span>.</text:p>
        </text:list-item>
      </text:list>
      <text:h text:style-name="P121" text:outline-level="10"><text:bookmark text:name="h.8gkmru6jdrox"/>Pré condições</text:h>
      <text:p text:style-name="P1">Não se aplica.</text:p>
      <text:h text:style-name="P121" text:outline-level="10"><text:bookmark text:name="h.tvlh2qpeus68"/>Sequência típica</text:h>
      <text:list xml:id="list5463852868059016721" text:style-name="LS5">
        <text:list-item>
          <text:p text:style-name="P71">O cidadão acessa a opção de campi da UFG.</text:p>
        </text:list-item>
        <text:list-item>
          <text:p text:style-name="P92">O sistema retorna a lista dos ônibus que passam nos campi da UFG, separados por campus e encerra o caso de uso.</text:p>
        </text:list-item>
      </text:list>
      <text:h text:style-name="P121" text:outline-level="10"><text:bookmark text:name="h.7mol3u3hwq6z"/>Exceções da sequência típica</text:h>
      <text:h text:style-name="P72" text:outline-level="10">Não se aplica.</text:h>
      <text:h text:style-name="P121" text:outline-level="10"><text:bookmark text:name="h.y99q50wu58d5"/>Sequência específica</text:h>
      <text:p text:style-name="P41">Não se aplica.</text:p>
      <text:h text:style-name="P121" text:outline-level="10"><text:bookmark text:name="h.w5ivt25a5sq3"/>Exceções da sequência específica</text:h>
      <text:p text:style-name="P103">Não se aplica.</text:p>
      <text:p text:style-name="Heading_20_2"><text:soft-page-break/><text:span text:style-name="T22">PUFG</text:span>-Uso-<text:span text:style-name="T16">CPCLO</text:span> – <text:span text:style-name="T16">Conhecer os pontos cobertos por uma linha de ônibus</text:span></text:p>
      <text:h text:style-name="Heading_20_3" text:outline-level="10"><text:bookmark text:name="h.rkkotaw10u211"/>Descrição</text:h>
      <text:p text:style-name="P39">Um cidadão, ao <text:span text:style-name="T38">consultar as linhas de ônibus que passam por um campus da UFG, </text:span>precisa saber qua<text:span text:style-name="T38">is pontos de ônibus que aquela linha cobre. Sendo assim, dado uma linha de ônibus, deve ser possível obter a lista de pontos que são cobertos por aquela linha. </text:span></text:p>
      <text:h text:style-name="P122" text:outline-level="10"><text:bookmark text:name="h.mej6wjyvcf7i11"/>Requisitos de Qualidade</text:h>
      <text:p text:style-name="P9">Não se aplica.</text:p>
      <text:h text:style-name="P122" text:outline-level="10"><text:bookmark text:name="h.yg4l2nda6awo11"/>Fontes de Requisitos</text:h>
      <text:list xml:id="list203128045471309" text:continue-list="list8497306512567253320" text:style-name="LS2">
        <text:list-item>
          <text:p text:style-name="P54"><text:span text:style-name="T16">Marcelo Quinta, cidadão</text:span>.</text:p>
        </text:list-item>
      </text:list>
      <text:h text:style-name="P122" text:outline-level="10"><text:bookmark text:name="h.bgmqrkp812az11"/>Atores, Interesses e Frequência de Uso</text:h>
      <text:list xml:id="list203128642692576" text:continue-list="list4726080574776059197" text:style-name="LS3">
        <text:list-item>
          <text:p text:style-name="P61"><text:span text:style-name="T23">Cidadão</text:span>: Tem interesse em <text:span text:style-name="T23">saber quais os pontos cobertos por uma linha de ônibus de algum campus da UFG para conseguir se orientar e chegar até o campus</text:span>. <text:span text:style-name="T1">Frequência de uso típica</text:span>: <text:span text:style-name="T38">semanal</text:span>.</text:p>
        </text:list-item>
      </text:list>
      <text:h text:style-name="P122" text:outline-level="10"><text:bookmark text:name="h.8gkmru6jdrox11"/>Pré condições</text:h>
      <text:list xml:id="list203128159407638" text:continue-list="list203128045471309" text:style-name="LS2">
        <text:list-item>
          <text:p text:style-name="P78"><text:span text:style-name="T39">A lista de linhas de ônibus de um campus foi exibida</text:span>.</text:p>
        </text:list-item>
      </text:list>
      <text:h text:style-name="P122" text:outline-level="10"><text:bookmark text:name="h.tvlh2qpeus6811"/>Sequência típica</text:h>
      <text:list xml:id="list203128561072113" text:continue-list="list5463852868059016721" text:style-name="LS5">
        <text:list-item text:start-value="1">
          <text:p text:style-name="P79">O cidadão seleciona <text:span text:style-name="T39">uma linha de ônibus</text:span>.</text:p>
        </text:list-item>
        <text:list-item>
          <text:p text:style-name="P93">O sistema busca a lista dos <text:span text:style-name="T39">pontos de </text:span>ônibus que <text:span text:style-name="T39">são cobertos por aquela linha, exibe essa lista e encerra o caso de uso</text:span></text:p>
        </text:list-item>
      </text:list>
      <text:h text:style-name="P122" text:outline-level="10"><text:bookmark text:name="h.7mol3u3hwq6z11"/>Exceções da sequência típic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Passo</text:p>
          </table:table-cell>
          <table:table-cell table:style-name="Table1.A1" office:value-type="string">
            <text:p text:style-name="P14">Condição da exceção</text:p>
          </table:table-cell>
          <table:table-cell table:style-name="Table1.A1" office:value-type="string">
            <text:p text:style-name="P14">Tratamento da exceção</text:p>
          </table:table-cell>
          <table:table-cell table:style-name="Table1.A1" office:value-type="string">
            <text:p text:style-name="P14">Retorno</text:p>
          </table:table-cell>
        </table:table-row>
        <table:table-row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22">O usuário não tem conexão com a internet</text:p>
          </table:table-cell>
          <table:table-cell table:style-name="Table1.A1" office:value-type="string">
            <text:p text:style-name="P30"><text:span text:style-name="T7">O sistema prossegue para a tela de lista </text:span><text:span text:style-name="T10">dos pontos</text:span><text:span text:style-name="T7">, mas exibe a seguinte mensagem na tela: </text:span><text:a xlink:type="simple" xlink:href="#0.0.0.0.0.0.0.0.0.35.PUFG-Mens-SCI|outline">PUFG-Mens-SCI</text:a></text:p>
          </table:table-cell>
          <table:table-cell table:style-name="Table1.A1" office:value-type="string">
            <text:p text:style-name="P18">2</text:p>
          </table:table-cell>
        </table:table-row>
      </table:table>
      <text:h text:style-name="P122" text:outline-level="10"><text:bookmark text:name="h.y99q50wu58d511"/>Sequência específica</text:h>
      <text:p text:style-name="P37"><text:span text:style-name="T5">VHOP</text:span><text:span text:style-name="T39">: Após visualizar a lista dos pontos cobertos por aquela linha de ônibus, o cidadão pode visualizar o horário de um ônibus daquela linha naquele ponto.</text:span></text:p>
      <text:list xml:id="list3656785874562027646" text:style-name="L1">
        <text:list-item>
          <text:p text:style-name="P104">O cidadão seleciona um ponto na lista de pontos cobertos pela linha.</text:p>
        </text:list-item>
        <text:list-item>
          <text:p text:style-name="P104">O sistema exibe uma tela com o tempo estimado para aquele ônibus passar naquele ponto, que é a mesma tela do caso de uso <text:a xlink:type="simple" xlink:href="#0.0.0.0.0.0.0.0.0.43.PUFG-Uso-TCRPOP – Ter um contador regressivo para a passagem de ônibus em ponto|outline"><text:span text:style-name="T13">PUFG</text:span></text:a><text:a xlink:type="simple" xlink:href="#0.0.0.0.0.0.0.0.0.43.PUFG-Uso-TCRPOP – Ter um contador regressivo para a passagem de ônibus em ponto|outline">-Uso-</text:a><text:a xlink:type="simple" xlink:href="#0.0.0.0.0.0.0.0.0.43.PUFG-Uso-TCRPOP – Ter um contador regressivo para a passagem de ônibus em ponto|outline"><text:span text:style-name="T27">TCRPOP</text:span></text:a><text:span text:style-name="T27">. </text:span>Essa sequência específica desencadeia a execução do caso de uso <text:a xlink:type="simple" xlink:href="#0.0.0.0.0.0.0.0.0.43.PUFG-Uso-TCRPOP – Ter um contador regressivo para a passagem de ônibus em ponto|outline"><text:span text:style-name="T13">PUFG</text:span></text:a><text:a xlink:type="simple" xlink:href="#0.0.0.0.0.0.0.0.0.43.PUFG-Uso-TCRPOP – Ter um contador regressivo para a passagem de ônibus em ponto|outline">-Uso-</text:a><text:a xlink:type="simple" xlink:href="#0.0.0.0.0.0.0.0.0.43.PUFG-Uso-TCRPOP – Ter um contador regressivo para a passagem de ônibus em ponto|outline"><text:span text:style-name="T27">TCRPOP</text:span></text:a><text:span text:style-name="T27">.</text:span></text:p>
        </text:list-item>
      </text:list>
      <text:p text:style-name="P52"><text:bookmark text:name="h.w5ivt25a5sq311"/>Exceções da sequência específica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Passo</text:p>
          </table:table-cell>
          <table:table-cell table:style-name="Table5.A1" office:value-type="string">
            <text:p text:style-name="P15">Condição da exceção</text:p>
          </table:table-cell>
          <table:table-cell table:style-name="Table5.A1" office:value-type="string">
            <text:p text:style-name="P15">Tratamento da exceção</text:p>
          </table:table-cell>
          <table:table-cell table:style-name="Table5.A1" office:value-type="string">
            <text:p text:style-name="P15">Retorno</text:p>
          </table:table-cell>
        </table:table-row>
        <table:table-row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23">O usuário não tem conexão com a internet</text:p>
          </table:table-cell>
          <table:table-cell table:style-name="Table5.A1" office:value-type="string">
            <text:p text:style-name="P31"><text:span text:style-name="T7">O sistema prossegue para a tela de </text:span><text:span text:style-name="T11">horário do ônibus no ponto</text:span><text:span text:style-name="T7">, mas exibe a seguinte mensagem na tela: </text:span><text:soft-page-break/><text:a xlink:type="simple" xlink:href="#0.0.0.0.0.0.0.0.0.35.PUFG-Mens-SCI|outline">PUFG-Mens-SCI</text:a></text:p>
          </table:table-cell>
          <table:table-cell table:style-name="Table5.A1" office:value-type="string">
            <text:p text:style-name="P19">2</text:p>
          </table:table-cell>
        </table:table-row>
      </table:table>
      <text:h text:style-name="P112" text:outline-level="10"><text:span text:style-name="T13">PUFG</text:span>-Uso-<text:span text:style-name="T16">CTEPOP</text:span> – <text:span text:style-name="T16">Conhecer o tempo estimado para a passagem dos ônibus que vão pra UFG em um ponto</text:span></text:h>
      <text:h text:style-name="P123" text:outline-level="10"><text:bookmark text:name="h.rkkotaw10u21"/>Descrição</text:h>
      <text:p text:style-name="P38">Um cidadão, ao querer se deslocar para algum campus da UFG, precisa saber qual o tempo estimado para um ônibus que passa por algum campus da UFG <text:span text:style-name="T23">passar em um ponto. Sendo assim, deve ser possível, dado um ponto qualquer escolhido pelo cidadão, obter a lista dos ônibus que passam pela UFG e por aquele ponto com seus respectivos horários estimados para passagem. </text:span></text:p>
      <text:h text:style-name="P123" text:outline-level="10"><text:bookmark text:name="h.mej6wjyvcf7i1"/>Requisitos de Qualidade</text:h>
      <text:list xml:id="list203127917726712" text:continue-list="list203128159407638" text:style-name="LS2">
        <text:list-item>
          <text:p text:style-name="P81">Disponibilidade: Deve ser possível executar esse caso de uso a partir de qualquer tela do sistema.</text:p>
        </text:list-item>
      </text:list>
      <text:h text:style-name="P123" text:outline-level="10"><text:bookmark text:name="h.yg4l2nda6awo1"/>Fontes de Requisitos</text:h>
      <text:list xml:id="list203127939176053" text:continue-numbering="true" text:style-name="LS2">
        <text:list-item>
          <text:p text:style-name="P55"><text:span text:style-name="T16">Marcelo Quinta, cidadão</text:span>.</text:p>
        </text:list-item>
      </text:list>
      <text:h text:style-name="P123" text:outline-level="10"><text:bookmark text:name="h.bgmqrkp812az1"/>Atores, Interesses e Frequência de Uso</text:h>
      <text:list xml:id="list203128232415626" text:continue-list="list203128642692576" text:style-name="LS3">
        <text:list-item>
          <text:p text:style-name="P62"><text:span text:style-name="T23">Cidadão</text:span>: Tem interesse em <text:span text:style-name="T23">saber o tempo estimado para passagem de ônibus que passam por um campus da UFG em um determinado ponto de ônibus</text:span> para <text:span text:style-name="T23">conseguir chegar no campus da UFG e cumprir horários</text:span>. <text:span text:style-name="T1">Frequência de uso típica</text:span>: <text:span text:style-name="T14">diária</text:span>.</text:p>
        </text:list-item>
      </text:list>
      <text:h text:style-name="P123" text:outline-level="10"><text:bookmark text:name="h.8gkmru6jdrox1"/>Pré condições</text:h>
      <text:p text:style-name="P2">Não se aplica.</text:p>
      <text:h text:style-name="P123" text:outline-level="10"><text:bookmark text:name="h.tvlh2qpeus681"/>Sequência típica</text:h>
      <text:list xml:id="list203127797767804" text:continue-list="list203128561072113" text:style-name="LS5">
        <text:list-item text:start-value="1">
          <text:p text:style-name="P80">O cidadão seleciona a opção de busca por número do ponto, informa o número do ponto que deseja pesquisar e confirma a busca.</text:p>
        </text:list-item>
        <text:list-item>
          <text:p text:style-name="P94">O sistema busca a lista dos ônibus que passam pela UFG e que passam no ponto informado pelo usuário com seus respectivos horários de passagem naquele ponto. Em seguida exibe essa lista de ônibus/horários e encerra o caso de uso.</text:p>
        </text:list-item>
      </text:list>
      <text:h text:style-name="P123" text:outline-level="10"><text:bookmark text:name="h.7mol3u3hwq6z1"/>Exceções da sequência típic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Passo</text:p>
          </table:table-cell>
          <table:table-cell table:style-name="Table3.A1" office:value-type="string">
            <text:p text:style-name="P10">Condição da exceção</text:p>
          </table:table-cell>
          <table:table-cell table:style-name="Table3.A1" office:value-type="string">
            <text:p text:style-name="P10">Tratamento da exceção</text:p>
          </table:table-cell>
          <table:table-cell table:style-name="Table3.A1" office:value-type="string">
            <text:p text:style-name="P10">Retorno</text:p>
          </table:table-cell>
        </table:table-row>
        <table:table-row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20">O usuário não tem conexão com a internet</text:p>
          </table:table-cell>
          <table:table-cell table:style-name="Table3.A1" office:value-type="string">
            <text:p text:style-name="P27"><text:span text:style-name="T7">O sistema prossegue para a tela de lista dos ônibus, mas exibe a seguinte mensagem na tela: </text:span><text:a xlink:type="simple" xlink:href="#0.0.0.0.0.0.0.0.0.35.PUFG-Mens-SCI|outline">PUFG-Mens-SCI</text:a></text:p>
          </table:table-cell>
          <table:table-cell table:style-name="Table3.A1" office:value-type="string">
            <text:p text:style-name="P16">2</text:p>
          </table:table-cell>
        </table:table-row>
      </table:table>
      <text:h text:style-name="P123" text:outline-level="10"><text:bookmark text:name="h.y99q50wu58d51"/>Sequência específica</text:h>
      <text:p text:style-name="P40">Não se aplica.</text:p>
      <text:h text:style-name="P123" text:outline-level="10"><text:bookmark text:name="h.w5ivt25a5sq31"/>Exceções da sequência específica</text:h>
      <text:h text:style-name="P73" text:outline-level="10">Não se aplica.</text:h>
      <text:h text:style-name="Heading_20_2" text:outline-level="10"><text:soft-page-break/><text:span text:style-name="T18">PUFG</text:span><text:span text:style-name="T17">-Uso-</text:span><text:span text:style-name="T21">V</text:span><text:span text:style-name="T20">LPMA</text:span><text:span text:style-name="T17"> – </text:span><text:span text:style-name="T21">Visualizar</text:span><text:span text:style-name="T20"> lista dos 10 pontos de ônibus mais acessados</text:span></text:h>
      <text:h text:style-name="Heading_20_3" text:outline-level="10"><text:bookmark text:name="h.rkkotaw10u21113"/>Descrição</text:h>
      <text:p text:style-name="P42">Um cidadão, ao pesquisar e acessar pontos de ônibus, <text:span text:style-name="T41">acumula cada acesso aos pontos de ônibus e pode visualizar </text:span>uma lista dos 10 pontos mais acessados por ele.</text:p>
      <text:h text:style-name="P124" text:outline-level="10"><text:bookmark text:name="h.mej6wjyvcf7i1113"/>Requisitos de Qualidade</text:h>
      <text:p text:style-name="P3">Não se aplica.</text:p>
      <text:h text:style-name="P124" text:outline-level="10"><text:bookmark text:name="h.yg4l2nda6awo1113"/>Fontes de Requisitos</text:h>
      <text:list xml:id="list203128138218062" text:continue-list="list203127939176053" text:style-name="LS2">
        <text:list-item>
          <text:p text:style-name="P82">Marcelo Quinta, cidadão.</text:p>
        </text:list-item>
      </text:list>
      <text:h text:style-name="P124" text:outline-level="10"><text:bookmark text:name="h.bgmqrkp812az1113"/>Atores, Interesses e Frequência de Uso</text:h>
      <text:list xml:id="list203128479676543" text:continue-list="list203128232415626" text:style-name="LS3">
        <text:list-item>
          <text:p text:style-name="P63"><text:span text:style-name="T25">Cidadão:</text:span> Tem interesse em <text:span text:style-name="T25">saber quais são os 10 pontos de ônibus mais acessados por ele </text:span>para <text:span text:style-name="T25">ter acesso rápido aos pontos mais acessados e poder verificar os dados do ponto, incluindo o horário dos ônibus que passam por aquele ponto e por algum campus da UFG</text:span>. <text:span text:style-name="T1">Frequência de uso típica</text:span>: <text:span text:style-name="T25">diária</text:span>.</text:p>
        </text:list-item>
      </text:list>
      <text:h text:style-name="P124" text:outline-level="10"><text:bookmark text:name="h.8gkmru6jdrox1113"/>Pré condições</text:h>
      <text:p text:style-name="P4">Não se aplica.</text:p>
      <text:h text:style-name="P124" text:outline-level="10"><text:bookmark text:name="h.tvlh2qpeus681113"/>Sequência típica</text:h>
      <text:list xml:id="list203129046761940" text:continue-list="list203127797767804" text:style-name="LS5">
        <text:list-item text:start-value="1">
          <text:p text:style-name="P83">O cidadão seleciona a lista dos ônibus mais acessados.</text:p>
        </text:list-item>
        <text:list-item>
          <text:p text:style-name="P95">O sistema exibe a lista dos ônibus mais acessados pelo cidadão, ordenados pela quantidade de acesso em ordem decrescente. <text:span text:style-name="T41">Por fim, o sistema encerra o caso de uso.</text:span></text:p>
        </text:list-item>
      </text:list>
      <text:h text:style-name="P124" text:outline-level="10"><text:bookmark text:name="h.7mol3u3hwq6z1113"/>Exceções da sequência típica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Passo</text:p>
          </table:table-cell>
          <table:table-cell table:style-name="Table9.A1" office:value-type="string">
            <text:p text:style-name="P11">Condição da exceção</text:p>
          </table:table-cell>
          <table:table-cell table:style-name="Table9.A1" office:value-type="string">
            <text:p text:style-name="P11">Tratamento da exceção</text:p>
          </table:table-cell>
          <table:table-cell table:style-name="Table9.A1" office:value-type="string">
            <text:p text:style-name="P11">Retorno</text:p>
          </table:table-cell>
        </table:table-row>
        <table:table-row>
          <table:table-cell table:style-name="Table9.A1" office:value-type="string">
            <text:p text:style-name="P25">2</text:p>
          </table:table-cell>
          <table:table-cell table:style-name="Table9.A1" office:value-type="string">
            <text:p text:style-name="P107">Nenhum ponto de ônibus foi acessado ainda.</text:p>
          </table:table-cell>
          <table:table-cell table:style-name="Table9.A1" office:value-type="string">
            <text:p text:style-name="P28"><text:span text:style-name="T6">O sistema </text:span><text:span text:style-name="T8">prossegue para a lista de ônibus mais acessados, mas </text:span><text:span text:style-name="T6">exibe a mensagem </text:span><text:span text:style-name="T8">na tela: </text:span><text:a xlink:type="simple" xlink:href="#0.0.0.0.0.0.0.0.0.97.PUFG-Mens-NOAA|outline">PUFG-Mens-NOAA</text:a></text:p>
          </table:table-cell>
          <table:table-cell table:style-name="Table9.A1" office:value-type="string">
            <text:p text:style-name="P26">2</text:p>
          </table:table-cell>
        </table:table-row>
      </table:table>
      <text:h text:style-name="P124" text:outline-level="10"><text:bookmark text:name="h.y99q50wu58d51113"/>Sequência específica</text:h>
      <text:p text:style-name="P36"><text:span text:style-name="T2">V</text:span><text:span text:style-name="T3">U</text:span><text:span text:style-name="T4">PO</text:span>: <text:span text:style-name="T36">Após visualizar a lista de pontos mais acessados, o cidadão pode visualizar os horários dos ônibus de um único ponto separadamente</text:span>.</text:p>
      <text:list xml:id="list6133763573056259966" text:style-name="LS6">
        <text:list-item text:start-value="1">
          <text:p text:style-name="P84">O cidadão seleciona um <text:span text:style-name="T37">ponto de ônibus da lista </text:span>de <text:span text:style-name="T37">pontos mais acessados</text:span>.</text:p>
        </text:list-item>
        <text:list-item>
          <text:p text:style-name="P96">O sistema exibe uma tela <text:span text:style-name="T37">do ponto de ônibus, </text:span>que é a mesma tela do caso de uso <text:a xlink:type="simple" xlink:href="#0.0.0.0.0.0.0.0.0.13.PUFG-Uso-CTEPOP – Conhecer o tempo estimado para a passagem dos ônibus que vão pra UFG em um ponto|outline"><text:span text:style-name="T13">PUFG</text:span></text:a><text:a xlink:type="simple" xlink:href="#0.0.0.0.0.0.0.0.0.13.PUFG-Uso-CTEPOP – Conhecer o tempo estimado para a passagem dos ônibus que vão pra UFG em um ponto|outline">-Uso-</text:a><text:a xlink:type="simple" xlink:href="#0.0.0.0.0.0.0.0.0.13.PUFG-Uso-CTEPOP – Conhecer o tempo estimado para a passagem dos ônibus que vão pra UFG em um ponto|outline"><text:span text:style-name="T16">CTEPOP</text:span></text:a>. <text:span text:style-name="T38">Essa sequência específica reflete o caso de uso <text:s/></text:span><text:a xlink:type="simple" xlink:href="#0.0.0.0.0.0.0.0.0.13.PUFG-Uso-CTEPOP – Conhecer o tempo estimado para a passagem dos ônibus que vão pra UFG em um ponto|outline"><text:span text:style-name="T38">PUFG</text:span></text:a><text:a xlink:type="simple" xlink:href="#0.0.0.0.0.0.0.0.0.13.PUFG-Uso-CTEPOP – Conhecer o tempo estimado para a passagem dos ônibus que vão pra UFG em um ponto|outline">-Uso-</text:a><text:a xlink:type="simple" xlink:href="#0.0.0.0.0.0.0.0.0.13.PUFG-Uso-CTEPOP – Conhecer o tempo estimado para a passagem dos ônibus que vão pra UFG em um ponto|outline"><text:span text:style-name="T16">CTEPOP</text:span></text:a><text:span text:style-name="T16">.</text:span></text:p>
        </text:list-item>
      </text:list>
      <text:h text:style-name="P124" text:outline-level="10"><text:bookmark text:name="h.w5ivt25a5sq31113"/>Exceções da sequência específic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Passo</text:p>
          </table:table-cell>
          <table:table-cell table:style-name="Table4.A1" office:value-type="string">
            <text:p text:style-name="P13">Condição da exceção</text:p>
          </table:table-cell>
          <table:table-cell table:style-name="Table4.A1" office:value-type="string">
            <text:p text:style-name="P13">Tratamento da exceção</text:p>
          </table:table-cell>
          <table:table-cell table:style-name="Table4.A1" office:value-type="string">
            <text:p text:style-name="P13">Retorno</text:p>
          </table:table-cell>
        </table:table-row>
        <table:table-row>
          <table:table-cell table:style-name="Table4.A1" office:value-type="string">
            <text:p text:style-name="P17">2</text:p>
          </table:table-cell>
          <table:table-cell table:style-name="Table4.A1" office:value-type="string">
            <text:p text:style-name="P21">O usuário não tem conexão com a internet</text:p>
          </table:table-cell>
          <table:table-cell table:style-name="Table4.A1" office:value-type="string">
            <text:p text:style-name="P29"><text:span text:style-name="T7">O sistema prossegue para a tela de lista dos ônibus, mas exibe a </text:span><text:soft-page-break/><text:span text:style-name="T7">seguinte mensagem na tela: </text:span><text:a xlink:type="simple" xlink:href="#0.0.0.0.0.0.0.0.0.35.PUFG-Mens-SCI|outline">PUFG-</text:a><text:a xlink:type="simple" xlink:href="#0.0.0.0.0.0.0.0.0.35.PUFG-Mens-SCI|outline">Mens-SCI</text:a></text:p>
          </table:table-cell>
          <table:table-cell table:style-name="Table4.A1" office:value-type="string">
            <text:p text:style-name="P17">2</text:p>
          </table:table-cell>
        </table:table-row>
      </table:table>
      <text:h text:style-name="P116" text:outline-level="10"><text:span text:style-name="T18">PUFG</text:span><text:span text:style-name="T17">-Uso-</text:span><text:span text:style-name="T19">TCRPOP</text:span><text:span text:style-name="T17"> – </text:span><text:span text:style-name="T19">Ter um contador regressivo para a passagem de ônibus em ponto</text:span></text:h>
      <text:h text:style-name="P125" text:outline-level="10"><text:bookmark text:name="h.rkkotaw10u2111"/>Descrição</text:h>
      <text:p text:style-name="P43">Um cidadão, ao selecionar um ônibus em um ponto de ônibus, precisa que um contador regressivo do tempo para aquele ônibus passar naquele ponto. <text:span text:style-name="T41">Sendo assim, deve ser possível visualizar um contador regressivo desse tempo do ônibus.</text:span></text:p>
      <text:h text:style-name="P125" text:outline-level="10"><text:bookmark text:name="h.mej6wjyvcf7i111"/>Requisitos de Qualidade</text:h>
      <text:p text:style-name="P5">Não se aplica.</text:p>
      <text:h text:style-name="P125" text:outline-level="10"><text:bookmark text:name="h.yg4l2nda6awo111"/>Fontes de Requisitos</text:h>
      <text:list xml:id="list203127441841547" text:continue-list="list203128138218062" text:style-name="LS2">
        <text:list-item>
          <text:p text:style-name="P56"><text:span text:style-name="T27">Marcelo Quinta, cidadão</text:span>.</text:p>
        </text:list-item>
      </text:list>
      <text:h text:style-name="P125" text:outline-level="10"><text:bookmark text:name="h.bgmqrkp812az111"/>Atores, Interesses e Frequência de Uso</text:h>
      <text:list xml:id="list203128702080519" text:continue-list="list203128479676543" text:style-name="LS3">
        <text:list-item>
          <text:p text:style-name="P64"><text:span text:style-name="T27">Cidadão</text:span>: Tem interesse em <text:span text:style-name="T27">visualizar um contador regressivo do tempo para um ônibus passar em um ponto de ônibus</text:span> para <text:span text:style-name="T28">que ele, cidadão, tenha uma noção de quando o ônibus vai passar e possa chegar no ponto a tempo de pegar o ônibus</text:span>. <text:span text:style-name="T1">Frequência de uso típica</text:span>: <text:span text:style-name="T28">diária</text:span>.</text:p>
        </text:list-item>
      </text:list>
      <text:h text:style-name="P125" text:outline-level="10"><text:bookmark text:name="h.8gkmru6jdrox111"/>Pré condições</text:h>
      <text:p text:style-name="P5">Não se aplica.</text:p>
      <text:h text:style-name="P125" text:outline-level="10"><text:bookmark text:name="h.tvlh2qpeus68111"/>Sequência típica</text:h>
      <text:list xml:id="list203129009357048" text:continue-list="list203129046761940" text:style-name="LS5">
        <text:list-item text:start-value="1">
          <text:p text:style-name="P74">O cidadão seleciona um ponto de ônibus e um ônibus daquele ponto.</text:p>
        </text:list-item>
        <text:list-item>
          <text:p text:style-name="P97">O sistema exibe um contador com o tempo estimado para aquele ônibus passar naquel<text:span text:style-name="T30">e</text:span> ponto, além das informações do ônibus e do <text:span text:style-name="T29">ponto, e encerra o caso de uso.</text:span></text:p>
        </text:list-item>
      </text:list>
      <text:h text:style-name="P125" text:outline-level="10"><text:bookmark text:name="h.7mol3u3hwq6z111"/>Exceções da sequência típica</text:h>
      <text:h text:style-name="P75" text:outline-level="10">Não se aplica.</text:h>
      <text:h text:style-name="P125" text:outline-level="10"><text:bookmark text:name="h.y99q50wu58d5111"/>Sequência específica</text:h>
      <text:p text:style-name="P44">Não se aplica.</text:p>
      <text:h text:style-name="P125" text:outline-level="10"><text:bookmark text:name="h.w5ivt25a5sq3111"/>Exceções da sequência específica</text:h>
      <text:h text:style-name="P72" text:outline-level="10">Não se aplica.</text:h>
      <text:h text:style-name="P113" text:outline-level="10"><text:span text:style-name="T13">PUFG</text:span>-Uso-<text:span text:style-name="T29">AMOP</text:span> – <text:span text:style-name="T29">Adicionar monitoramento de ônibus em ponto</text:span></text:h>
      <text:h text:style-name="P126" text:outline-level="10"><text:bookmark text:name="h.rkkotaw10u21111"/>Descrição</text:h>
      <text:p text:style-name="P50">Um cidadão, ao pesquisar por um ônibus em um ponto de ônibus, gostaria de monitorar a passagem daquele ônibus naquele ponto para poder saber que aquele ônibus vai passar dentro de alguns instantes <text:span text:style-name="T30">através de uma notificação</text:span>. Sendo assim, ao visualizar os dados <text:span text:style-name="T42">d</text:span>o ônibus num ponto, <text:span text:style-name="T43">deve ser possível que o cidadão marque </text:span>a opção de monitorar o ônibus naquele ponto <text:span text:style-name="T30">para depois receber uma notificação da passagem do ônibus</text:span>.</text:p>
      <text:h text:style-name="P126" text:outline-level="10"><text:bookmark text:name="h.mej6wjyvcf7i1111"/><text:soft-page-break/>Requisitos de Qualidade</text:h>
      <text:p text:style-name="P6">Não se aplica.</text:p>
      <text:h text:style-name="P126" text:outline-level="10"><text:bookmark text:name="h.yg4l2nda6awo1111"/>Fontes de Requisitos</text:h>
      <text:list xml:id="list203129246823308" text:continue-list="list203127441841547" text:style-name="LS2">
        <text:list-item>
          <text:p text:style-name="P57"><text:span text:style-name="T30">Marcelo Quinta, cidadão</text:span>.</text:p>
        </text:list-item>
      </text:list>
      <text:h text:style-name="P126" text:outline-level="10"><text:bookmark text:name="h.bgmqrkp812az1111"/>Atores, Interesses e Frequência de Uso</text:h>
      <text:list xml:id="list203129282806286" text:continue-list="list203128702080519" text:style-name="LS3">
        <text:list-item>
          <text:p text:style-name="P65"><text:span text:style-name="T30">Cidadão</text:span>: Tem interesse em <text:span text:style-name="T30">monitorar a passagem de um ônibus em um ponto de ônibus</text:span> para <text:span text:style-name="T30">não perder o horário da passagem do ônibus naquele ponto e poder alcançá-lo, cumprindo horários.</text:span> <text:span text:style-name="T1">Frequência de uso típica</text:span>: <text:span text:style-name="T30">diária</text:span>.</text:p>
        </text:list-item>
      </text:list>
      <text:h text:style-name="P126" text:outline-level="10"><text:bookmark text:name="h.8gkmru6jdrox1111"/>Pré condições</text:h>
      <text:list xml:id="list4786218715758581847" text:style-name="LS4">
        <text:list-item>
          <text:p text:style-name="P86">Um ônibus e um ponto de ônibus foram selecionados.</text:p>
        </text:list-item>
      </text:list>
      <text:h text:style-name="P126" text:outline-level="10"><text:bookmark text:name="h.tvlh2qpeus681111"/>Sequência típica</text:h>
      <text:list xml:id="list203129126756157" text:continue-list="list203129009357048" text:style-name="LS5">
        <text:list-item text:start-value="1">
          <text:p text:style-name="P88">O cidadão <text:span text:style-name="T31">marca a </text:span>opção de monitorar o ônibus naquele ponto.</text:p>
        </text:list-item>
        <text:list-item>
          <text:p text:style-name="P99">O sistema registra a opção do cidadão, dá um retorno indicando <text:span text:style-name="T31">a adição do monitoramento</text:span> e encerra o caso de uso.</text:p>
        </text:list-item>
      </text:list>
      <text:h text:style-name="P126" text:outline-level="10"><text:bookmark text:name="h.7mol3u3hwq6z1111"/>Exceções da sequência típica</text:h>
      <text:h text:style-name="P76" text:outline-level="10">Não se aplica.</text:h>
      <text:h text:style-name="P126" text:outline-level="10"><text:bookmark text:name="h.y99q50wu58d51111"/>Sequência específica</text:h>
      <text:h text:style-name="P76" text:outline-level="10">Não se aplica.</text:h>
      <text:h text:style-name="P126" text:outline-level="10"><text:bookmark text:name="h.w5ivt25a5sq31111"/>Exceções da sequência específica</text:h>
      <text:h text:style-name="P76" text:outline-level="10">Não se aplica.</text:h>
      <text:h text:style-name="P111" text:outline-level="10"><text:span text:style-name="T13">PUFG</text:span>-Uso-<text:span text:style-name="T31">RMOP</text:span> – <text:span text:style-name="T31">Remover monitoramento de ônibus em ponto</text:span></text:h>
      <text:h text:style-name="P127" text:outline-level="10"><text:bookmark text:name="h.rkkotaw10u211111"/>Descrição</text:h>
      <text:p text:style-name="P51">Um cidadão, <text:span text:style-name="T31">após adicionar o monitoramento de ônibus em ponto, </text:span>gostaria de <text:span text:style-name="T31">deixar de </text:span>monitorar a passagem daquele ônibus naquele ponto, <text:span text:style-name="T31">deixando assim de receber notificações</text:span>. Sendo assim, ao visualizar os dados no ônibus num ponto, <text:span text:style-name="T42">deve ser possível que o cidadão desmarque </text:span>a opção de monitorar o ônibus naquele ponto.</text:p>
      <text:h text:style-name="P127" text:outline-level="10"><text:bookmark text:name="h.mej6wjyvcf7i11111"/>Requisitos de Qualidade</text:h>
      <text:p text:style-name="P7">Não se aplica.</text:p>
      <text:h text:style-name="P127" text:outline-level="10"><text:bookmark text:name="h.yg4l2nda6awo11111"/>Fontes de Requisitos</text:h>
      <text:list xml:id="list203129220725016" text:continue-list="list203129246823308" text:style-name="LS2">
        <text:list-item>
          <text:p text:style-name="P58"><text:span text:style-name="T30">Marcelo Quinta, cidadão</text:span>.</text:p>
        </text:list-item>
      </text:list>
      <text:h text:style-name="P127" text:outline-level="10"><text:bookmark text:name="h.bgmqrkp812az11111"/>Atores, Interesses e Frequência de Uso</text:h>
      <text:list xml:id="list203128017814372" text:continue-list="list203129282806286" text:style-name="LS3">
        <text:list-item>
          <text:p text:style-name="P66"><text:span text:style-name="T30">Cidadão</text:span>: Tem interesse em <text:span text:style-name="T31">deixar de monitorar a passagem de um ônibus em um ponto de ônibus</text:span> para <text:span text:style-name="T30">não receber mais notificações sobre a passagem do ônibus naquele ponto.</text:span> <text:span text:style-name="T1">Frequência de uso típica</text:span>: <text:span text:style-name="T30">diária</text:span>.</text:p>
        </text:list-item>
      </text:list>
      <text:h text:style-name="P127" text:outline-level="10"><text:bookmark text:name="h.8gkmru6jdrox11111"/>Pré condições</text:h>
      <text:list xml:id="list203128091425241" text:continue-list="list4786218715758581847" text:style-name="LS4">
        <text:list-item>
          <text:p text:style-name="P87">Um ônibus e um ponto de ônibus foram selecionados.</text:p>
        </text:list-item>
      </text:list>
      <text:h text:style-name="P127" text:outline-level="10"><text:bookmark text:name="h.tvlh2qpeus6811111"/><text:soft-page-break/>Sequência típica</text:h>
      <text:list xml:id="list203128945977485" text:continue-list="list203129126756157" text:style-name="LS5">
        <text:list-item text:start-value="1">
          <text:p text:style-name="P89">O cidadão <text:span text:style-name="T31">desmarca a </text:span>opção de monitorar o ônibus naquele ponto.</text:p>
        </text:list-item>
        <text:list-item>
          <text:p text:style-name="P100">O sistema registra a opção do cidadão, dá um retorno indicando <text:span text:style-name="T31">a remoção do monitoramento</text:span> e encerra o caso de uso.</text:p>
        </text:list-item>
      </text:list>
      <text:h text:style-name="P127" text:outline-level="10"><text:bookmark text:name="h.7mol3u3hwq6z11111"/>Exceções da sequência típica</text:h>
      <text:h text:style-name="P76" text:outline-level="10">Não se aplica.</text:h>
      <text:h text:style-name="P127" text:outline-level="10"><text:bookmark text:name="h.y99q50wu58d511111"/>Sequência específica</text:h>
      <text:h text:style-name="P76" text:outline-level="10">Não se aplica.</text:h>
      <text:h text:style-name="P127" text:outline-level="10"><text:bookmark text:name="h.w5ivt25a5sq311111"/>Exceções da sequência específica</text:h>
      <text:h text:style-name="P98" text:outline-level="10">Não se aplica.</text:h>
      <text:h text:style-name="P114" text:outline-level="10"><text:span text:style-name="T13">PUFG</text:span>-Uso-<text:span text:style-name="T32">NPOP </text:span>– <text:span text:style-name="T32">Notificar a passagem de ônibus em ponto</text:span></text:h>
      <text:h text:style-name="P126" text:outline-level="10"><text:bookmark text:name="h.rkkotaw10u21112"/>Descrição</text:h>
      <text:p text:style-name="P45">Um cidadão, após registrar um monitoramento pra um ônibus em um ponto, precisa receber notificações <text:span text:style-name="T34">com uma certa periodicidade durante um intervalo de tempo </text:span>que antecede a passagem do ônibus <text:span text:style-name="T34">naquele </text:span>ponto. Sendo assim, durante esse intervalo de tempo o sistema deve notificar o usuário da passagem do ônibus <text:span text:style-name="T34">no ponto </text:span>enquanto o monitoramento estiver ativado.</text:p>
      <text:h text:style-name="P126" text:outline-level="10"><text:bookmark text:name="h.mej6wjyvcf7i1112"/>Requisitos de Qualidade</text:h>
      <text:list xml:id="list3494914184870077486" text:style-name="LS1">
        <text:list-item>
          <text:p text:style-name="P68"><text:span text:style-name="T33">Desempenho: O sistema deve notificar o cidadão da passagem do ônibus a cada 1 minuto nos 5 minutos antecedentes à passagem do ônibus naquele ponto</text:span>.</text:p>
        </text:list-item>
      </text:list>
      <text:h text:style-name="P126" text:outline-level="10"><text:bookmark text:name="h.yg4l2nda6awo1112"/>Fontes de Requisitos</text:h>
      <text:list xml:id="list203127920224916" text:continue-list="list203129220725016" text:style-name="LS2">
        <text:list-item>
          <text:p text:style-name="P57"><text:span text:style-name="T33">Marcelo Quinta, cidadão</text:span>.</text:p>
        </text:list-item>
      </text:list>
      <text:h text:style-name="P126" text:outline-level="10"><text:bookmark text:name="h.bgmqrkp812az1112"/>Atores, Interesses e Frequência de Uso</text:h>
      <text:list xml:id="list203127616725752" text:continue-list="list203128017814372" text:style-name="LS3">
        <text:list-item>
          <text:p text:style-name="P65"><text:span text:style-name="T33">Cidadão</text:span>: Tem interesse em <text:span text:style-name="T33">receber notificações sobre a passagem de ônibus num ponto </text:span>para <text:span text:style-name="T33">poder chegar no ponto a tempo de pegar o ônibus e cumprir horários</text:span>. <text:span text:style-name="T1">Frequência de uso típica</text:span>: <text:span text:style-name="T33">diária</text:span>.</text:p>
        </text:list-item>
      </text:list>
      <text:h text:style-name="P126" text:outline-level="10"><text:bookmark text:name="h.8gkmru6jdrox1112"/>Pré condições</text:h>
      <text:list xml:id="list203128980981902" text:continue-list="list203128091425241" text:style-name="LS4">
        <text:list-item>
          <text:p text:style-name="P69"><text:span text:style-name="T33">Um monitoramento foi adicionado para um ônibus num ponto</text:span>.</text:p>
        </text:list-item>
      </text:list>
      <text:h text:style-name="P126" text:outline-level="10"><text:bookmark text:name="h.tvlh2qpeus681112"/>Sequência típica</text:h>
      <text:list xml:id="list203129040195008" text:continue-list="list203128945977485" text:style-name="LS5">
        <text:list-item text:start-value="1">
          <text:p text:style-name="P90">O sistema envia uma notificação no dispositivo do cidadão para avisar da passagem do ônibus no ponto, conforme o requisito de qualidade (desempenho), informando o tempo estimado para a passagem do ônibus naquele ponto e encerra o caso de uso.</text:p>
        </text:list-item>
      </text:list>
      <text:h text:style-name="P126" text:outline-level="10"><text:bookmark text:name="h.7mol3u3hwq6z1112"/>Exceções da sequência típica</text:h>
      <text:h text:style-name="P77" text:outline-level="10">Não se aplica.</text:h>
      <text:h text:style-name="P126" text:outline-level="10"><text:bookmark text:name="h.y99q50wu58d51112"/>Sequência específica</text:h>
      <text:h text:style-name="P77" text:outline-level="10">Não se aplica.</text:h>
      <text:h text:style-name="P126" text:outline-level="10"><text:bookmark text:name="h.w5ivt25a5sq31112"/><text:soft-page-break/>Exceções da sequência específica</text:h>
      <text:h text:style-name="P77" text:outline-level="10">Não se aplica.</text:h>
      <text:h text:style-name="P115" text:outline-level="10"><text:span text:style-name="T13">PUFG</text:span>-Uso-<text:span text:style-name="T34">VMOP</text:span> – <text:span text:style-name="T34">Visualizar monitoramentos de ônibus em pontos</text:span></text:h>
      <text:h text:style-name="P128" text:outline-level="10"><text:bookmark text:name="h.rkkotaw10u211121"/>Descrição</text:h>
      <text:p text:style-name="P46">Um cidadão gostaria de visualizar os monitoramento de <text:span text:style-name="T35">ônibus em pontos que ele estão registrados no sistema. Sendo assim, ao selecionar essa opção, deve ser possível obter os monitoramentos registrados e exibi-los em uma lista para o cidadão.</text:span></text:p>
      <text:h text:style-name="P128" text:outline-level="10"><text:bookmark text:name="h.mej6wjyvcf7i11121"/>Requisitos de Qualidade</text:h>
      <text:p text:style-name="P8">Não se aplica.</text:p>
      <text:h text:style-name="P128" text:outline-level="10"><text:bookmark text:name="h.yg4l2nda6awo11121"/>Fontes de Requisitos</text:h>
      <text:list xml:id="list203128341435815" text:continue-list="list203127920224916" text:style-name="LS2">
        <text:list-item>
          <text:p text:style-name="P59"><text:span text:style-name="T35">Marcelo Quinta, cidadão</text:span>.</text:p>
        </text:list-item>
      </text:list>
      <text:h text:style-name="P128" text:outline-level="10"><text:bookmark text:name="h.bgmqrkp812az11121"/>Atores, Interesses e Frequência de Uso</text:h>
      <text:list xml:id="list203127389807610" text:continue-list="list203127616725752" text:style-name="LS3">
        <text:list-item>
          <text:p text:style-name="P67"><text:span text:style-name="T35">Cidadão: </text:span>Tem interesse em <text:span text:style-name="T35">visualizar a lista de monitoramentos registrados no sistema</text:span> para <text:span text:style-name="T35">acessá-los e gerenciá-los forma mais rápida</text:span>. <text:span text:style-name="T1">Frequência de uso típica</text:span>: <text:span text:style-name="T35">diária</text:span>.</text:p>
        </text:list-item>
      </text:list>
      <text:h text:style-name="P128" text:outline-level="10"><text:bookmark text:name="h.8gkmru6jdrox11121"/>Pré condições</text:h>
      <text:p text:style-name="P8">Não se aplica.</text:p>
      <text:h text:style-name="P128" text:outline-level="10"><text:bookmark text:name="h.tvlh2qpeus6811121"/>Sequência típica</text:h>
      <text:list xml:id="list203128430524217" text:continue-list="list203129040195008" text:style-name="LS5">
        <text:list-item text:start-value="1">
          <text:p text:style-name="P91">O cidadão seleciona a lista de monitoramento de ônibus em pontos.</text:p>
        </text:list-item>
        <text:list-item>
          <text:p text:style-name="P101">O sistema exibe a lista de monitoramento de ônibus em pontos e encerra o caso de uso.</text:p>
        </text:list-item>
      </text:list>
      <text:h text:style-name="P128" text:outline-level="10"><text:bookmark text:name="h.7mol3u3hwq6z11121"/>Exceções da sequência típica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Passo</text:p>
          </table:table-cell>
          <table:table-cell table:style-name="Table2.A1" office:value-type="string">
            <text:p text:style-name="P12">Condição da exceção</text:p>
          </table:table-cell>
          <table:table-cell table:style-name="Table2.A1" office:value-type="string">
            <text:p text:style-name="P12">Tratamento da exceção</text:p>
          </table:table-cell>
          <table:table-cell table:style-name="Table2.A1" office:value-type="string">
            <text:p text:style-name="P12">Retorno</text:p>
          </table:table-cell>
        </table:table-row>
        <table:table-row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107">Nenhum ponto de ônibus foi acessado ainda.</text:p>
          </table:table-cell>
          <table:table-cell table:style-name="Table2.A1" office:value-type="string">
            <text:p text:style-name="P28"><text:span text:style-name="T6">O sistema </text:span><text:span text:style-name="T8">prossegue para a lista de ônibus mais acessados, mas </text:span><text:span text:style-name="T6">exibe a mensagem </text:span><text:span text:style-name="T8">na tela: </text:span><text:a xlink:type="simple" xlink:href="#0.0.0.0.0.0.0.0.0.112.PUFG-Mens-NMR|outline">PUFG-Mens-N</text:a><text:a xlink:type="simple" xlink:href="#0.0.0.0.0.0.0.0.0.112.PUFG-Mens-NMR|outline"><text:span text:style-name="T9">MR</text:span></text:a></text:p>
          </table:table-cell>
          <table:table-cell table:style-name="Table2.A1" office:value-type="string">
            <text:p text:style-name="P24">&lt;Passo de retorno&gt;</text:p>
          </table:table-cell>
        </table:table-row>
      </table:table>
      <text:h text:style-name="P128" text:outline-level="10"><text:bookmark text:name="h.y99q50wu58d511121"/>Sequência específica</text:h>
      <text:p text:style-name="P35"><text:span text:style-name="T2">V</text:span><text:span text:style-name="T3">U</text:span><text:span text:style-name="T2">M</text:span>: <text:span text:style-name="T36">Após visualizar a lista de monitoramentos, o cidadão pode visualizar um único monitoramento separadamente, para gerenciá-lo</text:span>.</text:p>
      <text:list xml:id="list203127948620724" text:continue-list="list6133763573056259966" text:style-name="LS6">
        <text:list-item text:start-value="1">
          <text:p text:style-name="P85">O cidadão seleciona um monitoramento da lista de monitoramentos.</text:p>
        </text:list-item>
        <text:list-item>
          <text:p text:style-name="P70"><text:span text:style-name="T36">O sistema exibe uma tela com o monitoramento detalhado, que é a mesma tela do caso de uso </text:span><text:a xlink:type="simple" xlink:href="#0.0.0.0.0.0.0.0.0.46.PUFG-Uso-TCRPOP – Ter um contador regressivo para a passagem de ônibus em ponto|outline"><text:span text:style-name="T36">PUFG-Uso-TCRPOP</text:span></text:a><text:span text:style-name="T36">, onde é possível executar gerenciar o monitoramento.</text:span></text:p>
        </text:list-item>
      </text:list>
      <text:h text:style-name="Heading_20_3" text:outline-level="10">Exceções da sequência específica</text:h>
      <text:h text:style-name="P102" text:outline-level="10">Não se aplica.</text:h>
      <text:h text:style-name="Heading_20_1" text:outline-level="10"><text:bookmark text:name="h.ekksz8sqp882"/><text:soft-page-break/>Mensagens</text:h>
      <text:h text:style-name="P118" text:outline-level="10"><text:bookmark text:name="h.p4stdkd91ngv"/><text:span text:style-name="T15">PUFG</text:span>-Mens-<text:span text:style-name="T24">SCI</text:span></text:h>
      <text:p text:style-name="P33"><text:span text:style-name="T12">Descrição</text:span>: <text:span text:style-name="T24">O usuário não tem conexão com a internet.</text:span></text:p>
      <text:p text:style-name="P33"><text:span text:style-name="T12">Mensagem</text:span>: <text:span text:style-name="T24">Você não está conectado com a internet.</text:span></text:p>
      <text:h text:style-name="P119" text:outline-level="10">PUFG-Mens-NOAA</text:h>
      <text:p text:style-name="P33"><text:span text:style-name="T12">Descrição</text:span>: <text:span text:style-name="T37">O usuário não acessou pontos de ônibus ainda ou limpou a lista.</text:span></text:p>
      <text:h text:style-name="P105" text:outline-level="10"><text:span text:style-name="T12">Mensagem</text:span>: <text:span text:style-name="T26">Nenhum ponto de ônibus acessado ainda ou a lista foi limpa</text:span></text:h>
      <text:h text:style-name="P120" text:outline-level="10">PUFG-Mens-N<text:span text:style-name="T37">MR</text:span></text:h>
      <text:p text:style-name="P34"><text:span text:style-name="T12">Descrição</text:span>: <text:span text:style-name="T24">O usuário tem monitoramentos registrados.</text:span></text:p>
      <text:h text:style-name="P106" text:outline-level="10"><text:span text:style-name="T12">Mensagem</text:span>: <text:span text:style-name="T26">Nenhum monitoramento registrado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in" fo:margin-right="0in" fo:margin-top="0.139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in" fo:margin-right="0in" fo:margin-top="0.139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in" fo:margin-right="0in" fo:margin-top="0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in" fo:margin-right="0in" fo:margin-top="0in" fo:margin-bottom="0.139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25in" text:min-label-width="0.25in"/>
      </text:list-level-style-number>
      <text:list-level-style-number text:level="2" text:style-name="List11Level1" style:num-suffix="." style:num-format="a">
        <style:list-level-properties text:space-before="0.75in" text:min-label-width="0.25in"/>
      </text:list-level-style-number>
      <text:list-level-style-number text:level="3" text:style-name="List1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1Level3" style:num-suffix="." style:num-format="1">
        <style:list-level-properties text:space-before="1.75in" text:min-label-width="0.25in"/>
      </text:list-level-style-number>
      <text:list-level-style-number text:level="5" text:style-name="List11Level4" style:num-suffix="." style:num-format="a">
        <style:list-level-properties text:space-before="2.25in" text:min-label-width="0.25in"/>
      </text:list-level-style-number>
      <text:list-level-style-number text:level="6" text:style-name="List1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1Level6" style:num-suffix="." style:num-format="1">
        <style:list-level-properties text:space-before="3.25in" text:min-label-width="0.25in"/>
      </text:list-level-style-number>
      <text:list-level-style-number text:level="8" text:style-name="List11Level7" style:num-suffix="." style:num-format="a">
        <style:list-level-properties text:space-before="3.75in" text:min-label-width="0.25in"/>
      </text:list-level-style-number>
      <text:list-level-style-number text:level="9" text:style-name="List1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number text:level="3" text:style-name="List1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number text:level="5" text:style-name="List12Level4" style:num-suffix="." style:num-format="a">
        <style:list-level-properties text:space-before="2.25in" text:min-label-width="0.25in"/>
      </text:list-level-style-number>
      <text:list-level-style-number text:level="6" text:style-name="List1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25in" text:min-label-width="0.25in"/>
      </text:list-level-style-number>
      <text:list-level-style-number text:level="2" text:style-name="List17Level1" style:num-suffix="." style:num-format="a">
        <style:list-level-properties text:space-before="0.75in" text:min-label-width="0.25in"/>
      </text:list-level-style-number>
      <text:list-level-style-number text:level="3" text:style-name="List1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7Level3" style:num-suffix="." style:num-format="1">
        <style:list-level-properties text:space-before="1.75in" text:min-label-width="0.25in"/>
      </text:list-level-style-number>
      <text:list-level-style-number text:level="5" text:style-name="List17Level4" style:num-suffix="." style:num-format="a">
        <style:list-level-properties text:space-before="2.25in" text:min-label-width="0.25in"/>
      </text:list-level-style-number>
      <text:list-level-style-number text:level="6" text:style-name="List1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7Level6" style:num-suffix="." style:num-format="1">
        <style:list-level-properties text:space-before="3.25in" text:min-label-width="0.25in"/>
      </text:list-level-style-number>
      <text:list-level-style-number text:level="8" text:style-name="List17Level7" style:num-suffix="." style:num-format="a">
        <style:list-level-properties text:space-before="3.75in" text:min-label-width="0.25in"/>
      </text:list-level-style-number>
      <text:list-level-style-number text:level="9" text:style-name="List1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25in" text:min-label-width="0.25in"/>
      </text:list-level-style-number>
      <text:list-level-style-number text:level="2" text:style-name="List19Level1" style:num-suffix="." style:num-format="a">
        <style:list-level-properties text:space-before="0.75in" text:min-label-width="0.25in"/>
      </text:list-level-style-number>
      <text:list-level-style-number text:level="3" text:style-name="List1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9Level3" style:num-suffix="." style:num-format="1">
        <style:list-level-properties text:space-before="1.75in" text:min-label-width="0.25in"/>
      </text:list-level-style-number>
      <text:list-level-style-number text:level="5" text:style-name="List19Level4" style:num-suffix="." style:num-format="a">
        <style:list-level-properties text:space-before="2.25in" text:min-label-width="0.25in"/>
      </text:list-level-style-number>
      <text:list-level-style-number text:level="6" text:style-name="List1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9Level6" style:num-suffix="." style:num-format="1">
        <style:list-level-properties text:space-before="3.25in" text:min-label-width="0.25in"/>
      </text:list-level-style-number>
      <text:list-level-style-number text:level="8" text:style-name="List19Level7" style:num-suffix="." style:num-format="a">
        <style:list-level-properties text:space-before="3.75in" text:min-label-width="0.25in"/>
      </text:list-level-style-number>
      <text:list-level-style-number text:level="9" text:style-name="List1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8</meta:editing-cycles>
    <dc:date>2015-07-05T20:31:27.025129744</dc:date>
    <meta:editing-duration>PT9H47M31S</meta:editing-duration>
    <meta:document-statistic meta:table-count="6" meta:image-count="0" meta:object-count="0" meta:page-count="9" meta:paragraph-count="241" meta:word-count="2151" meta:character-count="12820" meta:non-whitespace-character-count="10945"/>
  </office:meta>
</office:document-meta>
</file>